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 draw:shadow="visible" draw:shadow-offset-x="0.076cm" draw:shadow-offset-y="0.076cm" draw:shadow-opacity="50%"/>
    </style:style>
    <style:style style:name="gr2" style:family="graphic" style:parent-style-name="objectwithoutfill">
      <style:graphic-properties draw:stroke="dash" draw:stroke-dash="Dash" svg:stroke-width="0cm" svg:stroke-color="#000000" draw:marker-start-width="0.2cm" draw:marker-end="" draw:marker-end-width="0.3cm" draw:fill="none" draw:textarea-vertical-align="middle" fo:padding-top="0.125cm" fo:padding-bottom="0.125cm" fo:padding-left="0.25cm" fo:padding-right="0.25cm" draw:shadow-offset-x="0.203cm" draw:shadow-offset-y="0.203cm"/>
    </style:style>
    <style:style style:name="gr3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 draw:shadow="visible" draw:shadow-offset-x="0.076cm" draw:shadow-offset-y="0.076cm" draw:shadow-opacity="50%"/>
    </style:style>
    <style:style style:name="gr4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cm" draw:marker-start-width="0.2cm" draw:marker-end="Arrow_20_concave" draw:marker-end-width="0.166cm" draw:fill="none" draw:textarea-vertical-align="middle" fo:padding-top="0.125cm" fo:padding-bottom="0.125cm" fo:padding-left="0.25cm" fo:padding-right="0.25cm"/>
    </style:style>
    <style:style style:name="gr6" style:family="graphic" style:parent-style-name="standard" style:list-style-name="L1">
      <style:graphic-properties draw:stroke="solid" draw:stroke-dash="Dash_20_2" svg:stroke-width="0.051cm" svg:stroke-color="#809cc9" draw:marker-start="" draw:marker-start-width="0.275cm" draw:marker-start-center="false" draw:marker-end="" draw:marker-end-width="0.275cm" draw:marker-end-center="false" svg:stroke-opacity="100%" draw:stroke-linejoin="round" svg:stroke-linecap="butt" draw:fill="gradient" draw:fill-color="#809cc9" draw:secondary-fill-color="#99ccff" draw:fill-gradient-name="Gradient_20_7" draw:gradient-step-count="0" draw:fill-hatch-solid="false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2cm" draw:shadow-offset-y="0.2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.051cm" svg:stroke-color="#809cc9" draw:marker-start="" draw:marker-start-width="0.275cm" draw:marker-start-center="false" draw:marker-end="" draw:marker-end-width="0.275cm" draw:marker-end-center="false" svg:stroke-opacity="100%" draw:stroke-linejoin="round" svg:stroke-linecap="butt" draw:fill="gradient" draw:fill-color="#809cc9" draw:secondary-fill-color="#99ccff" draw:fill-gradient-name="Gradient_20_7" draw:gradient-step-count="0" draw:fill-hatch-solid="false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2cm" draw:shadow-offset-y="0.2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2" svg:stroke-width="0.051cm" svg:stroke-color="#809cc9" draw:marker-start="" draw:marker-start-width="0.275cm" draw:marker-start-center="false" draw:marker-end="" draw:marker-end-width="0.275cm" draw:marker-end-center="false" svg:stroke-opacity="100%" draw:stroke-linejoin="round" svg:stroke-linecap="butt" draw:fill="gradient" draw:fill-color="#809cc9" draw:secondary-fill-color="#99ccff" draw:fill-gradient-name="Gradient_20_7" draw:gradient-step-count="0" draw:fill-hatch-solid="false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2cm" draw:shadow-offset-y="0.2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2" svg:stroke-width="0.051cm" svg:stroke-color="#809cc9" draw:marker-start="" draw:marker-start-width="0.275cm" draw:marker-start-center="false" draw:marker-end="" draw:marker-end-width="0.275cm" draw:marker-end-center="false" svg:stroke-opacity="100%" draw:stroke-linejoin="round" svg:stroke-linecap="butt" draw:fill="gradient" draw:fill-color="#809cc9" draw:secondary-fill-color="#99ccff" draw:fill-gradient-name="Gradient_20_7" draw:gradient-step-count="0" draw:fill-hatch-solid="false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2cm" draw:shadow-offset-y="0.2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2" svg:stroke-width="0.051cm" svg:stroke-color="#809cc9" draw:marker-start="" draw:marker-start-width="0.275cm" draw:marker-start-center="false" draw:marker-end="" draw:marker-end-width="0.275cm" draw:marker-end-center="false" svg:stroke-opacity="100%" draw:stroke-linejoin="round" svg:stroke-linecap="butt" draw:fill="gradient" draw:fill-color="#809cc9" draw:secondary-fill-color="#99ccff" draw:fill-gradient-name="Gradient_20_7" draw:gradient-step-count="0" draw:fill-hatch-solid="false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2cm" draw:shadow-offset-y="0.2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2" svg:stroke-width="0.051cm" svg:stroke-color="#809cc9" draw:marker-start="" draw:marker-start-width="0.275cm" draw:marker-start-center="false" draw:marker-end="" draw:marker-end-width="0.275cm" draw:marker-end-center="false" svg:stroke-opacity="100%" draw:stroke-linejoin="round" svg:stroke-linecap="butt" draw:fill="gradient" draw:fill-color="#809cc9" draw:secondary-fill-color="#99ccff" draw:fill-gradient-name="Gradient_20_7" draw:gradient-step-count="0" draw:fill-hatch-solid="false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2cm" draw:shadow-offset-y="0.2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2" svg:stroke-width="0.051cm" svg:stroke-color="#809cc9" draw:marker-start="" draw:marker-start-width="0.275cm" draw:marker-start-center="false" draw:marker-end="" draw:marker-end-width="0.275cm" draw:marker-end-center="false" svg:stroke-opacity="100%" draw:stroke-linejoin="round" svg:stroke-linecap="butt" draw:fill="gradient" draw:fill-color="#809cc9" draw:secondary-fill-color="#99ccff" draw:fill-gradient-name="Gradient_20_7" draw:gradient-step-count="0" draw:fill-hatch-solid="false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2cm" draw:shadow-offset-y="0.2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2" svg:stroke-width="0.051cm" svg:stroke-color="#809cc9" draw:marker-start="" draw:marker-start-width="0.275cm" draw:marker-start-center="false" draw:marker-end="" draw:marker-end-width="0.275cm" draw:marker-end-center="false" svg:stroke-opacity="100%" draw:stroke-linejoin="round" svg:stroke-linecap="butt" draw:fill="gradient" draw:fill-color="#809cc9" draw:secondary-fill-color="#99ccff" draw:fill-gradient-name="Gradient_20_7" draw:gradient-step-count="0" draw:fill-hatch-solid="false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2cm" draw:shadow-offset-y="0.2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2" svg:stroke-width="0.051cm" svg:stroke-color="#809cc9" draw:marker-start="" draw:marker-start-width="0.275cm" draw:marker-start-center="false" draw:marker-end="" draw:marker-end-width="0.275cm" draw:marker-end-center="false" svg:stroke-opacity="100%" draw:stroke-linejoin="round" svg:stroke-linecap="butt" draw:fill="gradient" draw:fill-color="#809cc9" draw:secondary-fill-color="#99ccff" draw:fill-gradient-name="Gradient_20_7" draw:gradient-step-count="0" draw:fill-hatch-solid="false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2cm" draw:shadow-offset-y="0.2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2" svg:stroke-width="0.051cm" svg:stroke-color="#809cc9" draw:marker-start="" draw:marker-start-width="0.275cm" draw:marker-start-center="false" draw:marker-end="" draw:marker-end-width="0.275cm" draw:marker-end-center="false" svg:stroke-opacity="100%" draw:stroke-linejoin="round" svg:stroke-linecap="butt" draw:fill="gradient" draw:fill-color="#809cc9" draw:secondary-fill-color="#99ccff" draw:fill-gradient-name="Gradient_20_7" draw:gradient-step-count="0" draw:fill-hatch-solid="false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2cm" draw:shadow-offset-y="0.2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2" svg:stroke-width="0.051cm" svg:stroke-color="#809cc9" draw:marker-start="" draw:marker-start-width="0.275cm" draw:marker-start-center="false" draw:marker-end="" draw:marker-end-width="0.275cm" draw:marker-end-center="false" svg:stroke-opacity="100%" draw:stroke-linejoin="round" svg:stroke-linecap="butt" draw:fill="gradient" draw:fill-color="#809cc9" draw:secondary-fill-color="#99ccff" draw:fill-gradient-name="Gradient_20_7" draw:gradient-step-count="0" draw:fill-hatch-solid="false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2cm" draw:shadow-offset-y="0.2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2" svg:stroke-width="0.051cm" svg:stroke-color="#809cc9" draw:marker-start="" draw:marker-start-width="0.275cm" draw:marker-start-center="false" draw:marker-end="" draw:marker-end-width="0.275cm" draw:marker-end-center="false" svg:stroke-opacity="100%" draw:stroke-linejoin="round" svg:stroke-linecap="butt" draw:fill="gradient" draw:fill-color="#809cc9" draw:secondary-fill-color="#99ccff" draw:fill-gradient-name="Gradient_20_7" draw:gradient-step-count="0" draw:fill-hatch-solid="false" draw:opacity="7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2cm" draw:shadow-offset-y="0.2cm" draw:shadow-color="#808080" draw:shadow-opacity="7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text-align="center"/>
      <style:text-properties fo:font-family="FreeSans" style:font-family-generic="swiss" style:font-pitch="variable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FreeSans" style:font-family-generic="swiss" style:font-pitch="variable" fo:font-size="8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4" style:family="paragraph">
      <style:paragraph-properties fo:text-align="center"/>
      <style:text-properties fo:color="#000000" fo:font-family="FreeSans" style:font-family-generic="swiss" style:font-pitch="variable" fo:font-size="8pt" style:font-size-asian="9pt" style:font-size-complex="9pt"/>
    </style:style>
    <style:style style:name="P5" style:family="paragraph">
      <style:paragraph-properties fo:text-align="center"/>
      <style:text-properties fo:font-family="FreeSans" style:font-family-generic="swiss" style:font-pitch="variable" fo:font-size="9pt" style:font-size-asian="9pt" style:font-size-complex="9pt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FreeSans" style:font-family-generic="swiss" style:font-pitch="variable" fo:font-size="8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family-asian="文泉驛微米黑" style:font-family-generic-asian="system" style:font-pitch-asian="variable" style:font-size-asian="8pt" style:language-asian="zh" style:country-asian="CN" style:font-style-asian="normal" style:font-family-complex="'Lohit Hindi'" style:font-family-generic-complex="system" style:font-pitch-complex="variable" style:font-size-complex="8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FreeSans" style:font-family-generic="swiss" style:font-pitch="variable" fo:font-size="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文泉驛微米黑" style:font-family-generic-asian="system" style:font-pitch-asian="variable" style:font-size-asian="8pt" style:language-asian="zh" style:country-asian="CN" style:font-style-asian="normal" style:font-weight-asian="bold" style:font-family-complex="'Lohit Hindi'" style:font-family-generic-complex="system" style:font-pitch-complex="variable" style:font-size-complex="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FreeSans" style:font-family-generic="swiss" style:font-pitch="variable" fo:font-size="9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family-asian="文泉驛微米黑" style:font-family-generic-asian="system" style:font-pitch-asian="variable" style:font-size-asian="9pt" style:language-asian="zh" style:country-asian="CN" style:font-style-asian="normal" style:font-family-complex="'Lohit Hindi'" style:font-family-generic-complex="system" style:font-pitch-complex="variable" style:font-size-complex="9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family="FreeSans" style:font-family-generic="swiss" style:font-pitch="variable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2" style:family="text">
      <style:text-properties fo:font-family="FreeSans" style:font-family-generic="swiss" style:font-pitch="variable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color="#000000" fo:font-family="FreeSans" style:font-family-generic="swiss" style:font-pitch="variable"/>
    </style:style>
    <style:style style:name="T4" style:family="text">
      <style:text-properties style:use-window-font-color="true" style:text-outline="false" style:text-line-through-style="none" style:text-position="0% 100%" fo:font-family="FreeSans" style:font-family-generic="swiss" style:font-pitch="variable" fo:font-size="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文泉驛微米黑" style:font-family-generic-asian="system" style:font-pitch-asian="variable" style:font-size-asian="8pt" style:language-asian="zh" style:country-asian="CN" style:font-style-asian="normal" style:font-weight-asian="bold" style:font-family-complex="'Lohit Hindi'" style:font-family-generic-complex="system" style:font-pitch-complex="variable" style:font-size-complex="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fo:font-family="FreeSans" style:font-family-generic="swiss" style:font-pitch="variable" fo:font-size="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文泉驛微米黑" style:font-family-generic-asian="system" style:font-pitch-asian="variable" style:font-size-asian="6pt" style:language-asian="zh" style:country-asian="CN" style:font-style-asian="normal" style:font-weight-asian="bold" style:font-family-complex="'Lohit Hindi'" style:font-family-generic-complex="system" style:font-pitch-complex="variable" style:font-size-complex="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667cm" svg:height="1.07cm" svg:x="10.817cm" svg:y="1.489cm">
          <text:p text:style-name="P1"><text:span text:style-name="T1">Client</text:span></text:p>
          <text:p text:style-name="P1"><text:span text:style-name="T1">Interface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2" draw:layer="layout" draw:type="line" svg:x1="10.817cm" svg:y1="2.024cm" svg:x2="-0.316cm" svg:y2="2.023cm" draw:start-shape="id1" draw:start-glue-point="5" draw:end-shape="id2" draw:end-glue-point="5" svg:d="m10817 2024-11133-1">
          <text:p/>
        </draw:connector>
        <draw:custom-shape draw:style-name="gr1" draw:text-style-name="P1" xml:id="id2" draw:id="id2" draw:layer="layout" svg:width="1.667cm" svg:height="1.07cm" svg:x="-1.984cm" svg:y="1.488cm">
          <text:p text:style-name="P1"><text:span text:style-name="T1">Client</text:span></text:p>
          <text:p text:style-name="P1"><text:span text:style-name="T1">Interface</text:span></text:p>
          <draw:enhanced-geometry svg:viewBox="0 0 21600 21600" draw:mirror-horizontal="tru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" draw:text-style-name="P3" xml:id="id3" draw:id="id3" draw:layer="layout" svg:width="1.667cm" svg:height="1.07cm" svg:x="10.806cm" svg:y="11.497cm">
          <text:p text:style-name="P3"><text:span text:style-name="T2">Repository</text:span></text:p>
          <text:p text:style-name="P3"><text:span text:style-name="T2">Interface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2" draw:layer="layout" draw:type="line" svg:x1="10.806cm" svg:y1="12.032cm" svg:x2="-0.327cm" svg:y2="12.031cm" draw:start-shape="id3" draw:start-glue-point="5" draw:end-shape="id4" draw:end-glue-point="5" svg:d="m10806 12032-11133-1">
          <text:p/>
        </draw:connector>
        <draw:custom-shape draw:style-name="gr1" draw:text-style-name="P3" xml:id="id4" draw:id="id4" draw:layer="layout" svg:width="1.667cm" svg:height="1.07cm" svg:x="-1.995cm" svg:y="11.496cm">
          <text:p text:style-name="P3"><text:span text:style-name="T2">Repository</text:span></text:p>
          <text:p text:style-name="P3"><text:span text:style-name="T2">Interface</text:span></text:p>
          <draw:enhanced-geometry svg:viewBox="0 0 21600 21600" draw:mirror-horizontal="tru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" draw:text-style-name="P4" xml:id="id5" draw:id="id5" draw:layer="layout" svg:width="2.307cm" svg:height="1.106cm" svg:x="2.428cm" svg:y="0.637cm">
          <text:p text:style-name="P4"><text:span text:style-name="T3">command-line</text:span></text:p>
          <text:p text:style-name="P4"><text:span text:style-name="T3">client app (svn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2.307cm" svg:height="1.106cm" svg:x="7.984cm" svg:y="0.33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2.307cm" svg:height="1.106cm" svg:x="7.815cm" svg:y="0.4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xml:id="id7" draw:id="id7" draw:layer="layout" svg:width="2.308cm" svg:height="1.107cm" svg:x="7.645cm" svg:y="0.666cm">
          <text:p text:style-name="P4"><text:span text:style-name="T3">GUI client app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xml:id="id6" draw:id="id6" draw:layer="layout" svg:width="2.574cm" svg:height="1.04cm" svg:x="4.932cm" svg:y="2.972cm">
          <draw:glue-point draw:id="8" svg:x="-2.421cm" svg:y="-5.008cm"/>
          <draw:glue-point draw:id="9" svg:x="2.516cm" svg:y="-5.008cm"/>
          <text:p text:style-name="P4"><text:span text:style-name="T3">Client Libra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xml:id="id18" draw:id="id18" draw:layer="layout" svg:width="2.777cm" svg:height="1.041cm" svg:x="0.752cm" svg:y="3.945cm">
          <text:p text:style-name="P4"><text:span text:style-name="T3">Working Copy</text:span></text:p>
          <text:p text:style-name="P4"><text:span text:style-name="T3">Management Libra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xml:id="id8" draw:id="id8" draw:layer="layout" svg:width="4.021cm" svg:height="1.716cm" svg:x="4.211cm" svg:y="4.704cm">
          <text:p text:style-name="P4"><text:span text:style-name="T3">Repository Access Library</text:span></text:p>
          <text:p text:style-name="P4"><text:span text:style-name="T3"/></text:p>
          <text:p text:style-name="P4"><text:span text:style-name="T3"/></text:p>
          <text:p text:style-name="P4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15" draw:id="id15" draw:layer="layout" svg:width="1.024cm" svg:height="0.695cm" svg:x="4.5cm" svg:y="5.476cm">
          <text:p text:style-name="P4"><text:span text:style-name="T3">HTT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13" draw:id="id13" draw:layer="layout" svg:width="1.024cm" svg:height="0.695cm" svg:x="5.721cm" svg:y="5.465cm">
          <text:p text:style-name="P4"><text:span text:style-name="T3">SV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9" draw:id="id9" draw:layer="layout" svg:width="1.024cm" svg:height="0.695cm" svg:x="6.92cm" svg:y="5.454cm">
          <text:p text:style-name="P4"><text:span text:style-name="T3">Loca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xml:id="id16" draw:id="id16" draw:layer="layout" svg:width="4.615cm" svg:height="1.911cm" svg:x="0.631cm" svg:y="9.484cm">
          <text:p text:style-name="P4"><text:span text:style-name="T3">Apache HTTP Server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draw:layer="layout" svg:width="3.336cm" svg:height="1.263cm" svg:x="1.271cm" svg:y="10.084cm">
          <text:p text:style-name="P4"><text:span text:style-name="T3">mod_dav</text:span></text:p>
          <text:p text:style-name="P4"><text:span text:style-name="T3"/></text:p>
          <text:p text:style-name="P4"><text:span text:style-name="T3"/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4" xml:id="id17" draw:id="id17" draw:layer="layout" svg:width="2.405cm" svg:height="0.677cm" svg:x="1.736cm" svg:y="10.621cm">
          <text:p text:style-name="P4"><text:span text:style-name="T3">mod_dav_svn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4" xml:id="id14" draw:id="id14" draw:layer="layout" svg:width="2.405cm" svg:height="0.677cm" svg:x="5.833cm" svg:y="10.676cm">
          <text:p text:style-name="P4"><text:span text:style-name="T3">svnserv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4" xml:id="id10" draw:id="id10" draw:layer="layout" svg:width="4.298cm" svg:height="1.17cm" svg:x="4.111cm" svg:y="12.659cm">
          <draw:glue-point draw:id="9" svg:x="-3.565cm" svg:y="-4.398cm"/>
          <draw:glue-point draw:id="10" svg:x="3.742cm" svg:y="-4.398cm"/>
          <text:p text:style-name="P4"><text:span text:style-name="T3">Subversion Repository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" draw:text-style-name="P5" draw:layer="layout" draw:type="line" svg:x1="3.582cm" svg:y1="1.743cm" svg:x2="5.596cm" svg:y2="2.972cm" draw:start-shape="id5" draw:start-glue-point="6" draw:end-shape="id6" draw:end-glue-point="8" svg:d="m3582 1743 2014 1229">
          <text:p/>
        </draw:connector>
        <draw:connector draw:style-name="gr5" draw:text-style-name="P5" draw:layer="layout" draw:type="line" svg:x1="8.799cm" svg:y1="1.773cm" svg:x2="6.866cm" svg:y2="2.972cm" draw:start-shape="id7" draw:start-glue-point="6" draw:end-shape="id6" draw:end-glue-point="9" svg:d="m8799 1773-1933 1199">
          <text:p/>
        </draw:connector>
        <draw:connector draw:style-name="gr5" draw:text-style-name="P5" draw:layer="layout" draw:type="curve" svg:x1="6.219cm" svg:y1="4.012cm" svg:x2="6.222cm" svg:y2="4.704cm" draw:start-shape="id6" draw:start-glue-point="6" draw:end-shape="id8" draw:end-glue-point="4" svg:d="m6219 4012c0 577 3 232 3 692">
          <text:p/>
        </draw:connector>
        <draw:connector draw:style-name="gr5" draw:text-style-name="P5" draw:layer="layout" draw:type="curve" draw:line-skew="0.77cm 2.644cm" svg:x1="7.944cm" svg:y1="5.802cm" svg:x2="7.868cm" svg:y2="12.73cm" draw:start-shape="id9" draw:start-glue-point="7" draw:end-shape="id10" draw:end-glue-point="10" svg:d="m7944 5802c1908 0 1590 3123 1094 4600s-1170 1305-1170 2328">
          <text:p/>
        </draw:connector>
        <draw:custom-shape draw:style-name="gr1" draw:text-style-name="P4" xml:id="id11" draw:id="id11" draw:layer="layout" svg:width="2.34cm" svg:height="0.889cm" svg:x="3.328cm" svg:y="14.771cm">
          <text:p text:style-name="P4"><text:span text:style-name="T3">FSF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4" xml:id="id12" draw:id="id12" draw:layer="layout" svg:width="2.339cm" svg:height="0.889cm" svg:x="6.854cm" svg:y="14.76cm">
          <text:p text:style-name="P4"><text:span text:style-name="T3">Berkeley 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" draw:text-style-name="P5" draw:layer="layout" draw:type="line" svg:x1="6.26cm" svg:y1="13.829cm" svg:x2="4.498cm" svg:y2="14.771cm" draw:start-shape="id10" draw:start-glue-point="7" draw:end-shape="id11" draw:end-glue-point="5" svg:d="m6260 13829-1762 942">
          <text:p/>
        </draw:connector>
        <draw:connector draw:style-name="gr5" draw:text-style-name="P5" draw:layer="layout" draw:type="line" svg:x1="6.26cm" svg:y1="13.829cm" svg:x2="8.024cm" svg:y2="14.76cm" draw:start-shape="id10" draw:start-glue-point="7" draw:end-shape="id12" draw:end-glue-point="5" svg:d="m6260 13829 1764 931">
          <text:p/>
        </draw:connector>
        <draw:connector draw:style-name="gr5" draw:text-style-name="P5" draw:layer="layout" draw:type="line" svg:x1="6.233cm" svg:y1="6.16cm" svg:x2="7.035cm" svg:y2="10.676cm" draw:start-shape="id13" draw:start-glue-point="6" draw:end-shape="id14" draw:end-glue-point="0" svg:d="m6233 6160 802 4516">
          <text:p/>
        </draw:connector>
        <draw:connector draw:style-name="gr5" draw:text-style-name="P5" draw:layer="layout" draw:type="line" svg:x1="5.012cm" svg:y1="6.171cm" svg:x2="2.938cm" svg:y2="9.484cm" draw:start-shape="id15" draw:start-glue-point="6" draw:end-shape="id16" draw:end-glue-point="0" svg:d="m5012 6171-2074 3313">
          <text:p/>
        </draw:connector>
        <draw:g>
          <draw:path draw:style-name="gr6" draw:text-style-name="P7" draw:layer="layout" svg:width="4.424cm" svg:height="2.027cm" svg:x="2.985cm" svg:y="7.072cm" svg:viewBox="0 0 4425 2028" svg:d="m395 672c-82-251 301-488 684-488 121-2 246 23 348 59 99-113 281-182 486-182 136 3 280 37 383 98 73-100 229-159 398-159 141 0 270 42 352 108 94-67 235-108 383-108 240 0 443 106 486 253 231 43 399 177 399 331 0 46-12 91-47 135 98 75 158 168 158 263 0 215-265 395-605 427 0 204-262 366-590 366-113 0-219-19-313-56-86 180-359 309-664 309-227 0-443-76-571-197-122 45-58 73-404 73-285 0-547-94-684-249-328-4-496-126-496-279 0-72 43-137 121-190-142-45-219-134-219-236 0-143 172-262 395-278z">
            <text:p text:style-name="P6"><text:span text:style-name="T4">Ye Olde Internet</text:span></text:p>
            <text:p text:style-name="P6"><text:span text:style-name="T5">(Any TCP/IP Network)</text:span></text:p>
          </draw:path>
          <draw:path draw:style-name="gr7" draw:text-style-name="P8" draw:layer="layout" svg:width="0.032cm" svg:height="0.07cm" svg:x="3.38cm" svg:y="7.744cm" svg:viewBox="0 0 33 71" svg:d="m0 0c4 23 23 49 33 71">
            <text:p/>
          </draw:path>
          <draw:path draw:style-name="gr8" draw:text-style-name="P8" draw:layer="layout" svg:width="0.143cm" svg:height="0.066cm" svg:x="4.412cm" svg:y="7.316cm" svg:viewBox="0 0 144 67" svg:d="m0 0c47 19 104 42 144 67">
            <text:p/>
          </draw:path>
          <draw:path draw:style-name="gr9" draw:text-style-name="P8" draw:layer="layout" svg:width="0.036cm" svg:height="0.065cm" svg:x="5.244cm" svg:y="7.231cm" svg:viewBox="0 0 37 66" svg:d="m37 0c-17 19-27 43-37 66">
            <text:p/>
          </draw:path>
          <draw:path draw:style-name="gr10" draw:text-style-name="P8" draw:layer="layout" svg:width="0.066cm" svg:height="0.079cm" svg:x="5.963cm" svg:y="7.18cm" svg:viewBox="0 0 67 80" svg:d="m67 0c-30 23-47 52-67 80">
            <text:p/>
          </draw:path>
          <draw:path draw:style-name="gr11" draw:text-style-name="P8" draw:layer="layout" svg:width="0.017cm" svg:height="0.063cm" svg:x="6.899cm" svg:y="7.326cm" svg:viewBox="0 0 18 64" svg:d="m0 0c4 17 24 55 16 64">
            <text:p/>
          </draw:path>
          <draw:path draw:style-name="gr12" draw:text-style-name="P8" draw:layer="layout" svg:width="0.146cm" svg:height="0.124cm" svg:x="7.104cm" svg:y="7.791cm" svg:viewBox="0 0 147 125" svg:d="m147 0c-34 48-81 90-147 125">
            <text:p/>
          </draw:path>
          <draw:path draw:style-name="gr13" draw:text-style-name="P8" draw:layer="layout" svg:width="0.341cm" svg:height="0.333cm" svg:x="6.467cm" svg:y="8.147cm" svg:viewBox="0 0 342 334" svg:d="m340 334c17-75-77-263-340-334">
            <text:p/>
          </draw:path>
          <draw:path draw:style-name="gr14" draw:text-style-name="P8" draw:layer="layout" svg:width="0.026cm" svg:height="0.087cm" svg:x="5.902cm" svg:y="8.702cm" svg:viewBox="0 0 27 88" svg:d="m0 88c16-30 23-59 27-88">
            <text:p/>
          </draw:path>
          <draw:path draw:style-name="gr15" draw:text-style-name="P8" draw:layer="layout" svg:width="0.072cm" svg:height="0.081cm" svg:x="4.595cm" svg:y="8.821cm" svg:viewBox="0 0 73 82" svg:d="m73 82c-33-24-53-53-73-82">
            <text:p/>
          </draw:path>
          <draw:path draw:style-name="gr16" draw:text-style-name="P8" draw:layer="layout" svg:width="0.114cm" svg:height="0.018cm" svg:x="3.578cm" svg:y="8.71cm" svg:viewBox="0 0 115 19" svg:d="m0 19c39-6 77-11 115-19">
            <text:p/>
          </draw:path>
          <draw:path draw:style-name="gr17" draw:text-style-name="P8" draw:layer="layout" svg:width="0.257cm" svg:height="0.038cm" svg:x="3.204cm" svg:y="8.259cm" svg:viewBox="0 0 258 39" svg:d="m0 0c67 24 146 45 258 38">
            <text:p/>
          </draw:path>
        </draw:g>
        <draw:connector draw:style-name="gr5" draw:text-style-name="P5" draw:layer="layout" draw:type="line" svg:x1="2.938cm" svg:y1="11.298cm" svg:x2="4.728cm" svg:y2="12.73cm" draw:start-shape="id17" draw:start-glue-point="2" draw:end-shape="id10" draw:end-glue-point="9" svg:d="m2938 11298 1790 1432">
          <text:p/>
        </draw:connector>
        <draw:connector draw:style-name="gr5" draw:text-style-name="P5" draw:layer="layout" draw:type="line" svg:x1="7.035cm" svg:y1="11.353cm" svg:x2="6.26cm" svg:y2="12.659cm" draw:start-shape="id14" draw:start-glue-point="2" draw:end-shape="id10" draw:end-glue-point="5" svg:d="m7035 11353-775 1306">
          <text:p/>
        </draw:connector>
        <draw:connector draw:style-name="gr5" draw:text-style-name="P5" draw:layer="layout" draw:type="line" svg:x1="4.932cm" svg:y1="3.492cm" svg:x2="3.529cm" svg:y2="4.466cm" draw:start-shape="id6" draw:start-glue-point="5" draw:end-shape="id18" draw:end-glue-point="7" svg:d="m4932 3492-1403 97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bdd4fa" draw:end-color="#809cc9" draw:start-intensity="100%" draw:end-intensity="100%" draw:angle="0" draw:border="0%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" draw:style="rect" draw:dots1="1" draw:dots1-length="0.127cm" draw:dots2="1" draw:dots2-length="0.127cm" draw:distance="0.127cm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文泉驛微米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5.8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14T16:03:47</meta:creation-date>
    <dc:date>2013-02-16T21:06:29</dc:date>
    <meta:editing-duration>PT2H16M3S</meta:editing-duration>
    <meta:editing-cycles>25</meta:editing-cycles>
    <meta:generator>OpenOffice.org/3.4$Linux OpenOffice.org_project/340m1$Build-9590</meta:generator>
    <meta:document-statistic meta:object-count="47"/>
  </office:meta>
</office:document-meta>
</file>